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8465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0.1602in"/>
    </style:style>
    <style:style style:name="co13" style:family="table-column">
      <style:table-column-properties fo:break-before="auto" style:column-width="0.2571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1925in"/>
    </style:style>
    <style:style style:name="co16" style:family="table-column">
      <style:table-column-properties fo:break-before="auto" style:column-width="0.7071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761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2035in"/>
    </style:style>
    <style:style style:name="co21" style:family="table-column">
      <style:table-column-properties fo:break-before="auto" style:column-width="0.7181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8146in"/>
    </style:style>
    <style:style style:name="co25" style:family="table-column">
      <style:table-column-properties fo:break-before="auto" style:column-width="0.5783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8362in"/>
    </style:style>
    <style:style style:name="co29" style:family="table-column">
      <style:table-column-properties fo:break-before="auto" style:column-width="0.611in"/>
    </style:style>
    <style:style style:name="co30" style:family="table-column">
      <style:table-column-properties fo:break-before="auto" style:column-width="0.15in"/>
    </style:style>
    <style:style style:name="co31" style:family="table-column">
      <style:table-column-properties fo:break-before="auto" style:column-width="0.5898in"/>
    </style:style>
    <style:style style:name="co32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default-cell-style-name="ce104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3"/>
        <table:table-column table:style-name="co17" table:number-columns-repeated="2" table:default-cell-style-name="ce113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3"/>
        <table:table-column table:style-name="co18" table:default-cell-style-name="ce113"/>
        <table:table-column table:style-name="co17" table:default-cell-style-name="ce113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5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rst Third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ce24" office:value-type="string" calcext:value-type="string" table:number-columns-spanned="5" table:number-rows-spanned="1">
            <text:p>Compiled Formative/Summative</text:p>
          </table:table-cell>
          <table:covered-table-cell table:style-name="ce24"/>
          <table:covered-table-cell table:number-columns-repeated="2" table:style-name="ce121"/>
          <table:covered-table-cell table:style-name="ce106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ce24" office:value-type="string" calcext:value-type="string" table:number-columns-spanned="5" table:number-rows-spanned="1">
            <text:p>Assessments</text:p>
          </table:table-cell>
          <table:covered-table-cell table:style-name="ce24"/>
          <table:covered-table-cell table:number-columns-repeated="2" table:style-name="ce121"/>
          <table:covered-table-cell table:style-name="ce106"/>
          <table:table-cell table:number-columns-repeated="3"/>
          <table:table-cell table:style-name="ce136"/>
          <table:table-cell/>
          <table:table-cell table:style-name="ce141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1"/>
          <table:table-cell table:number-columns-repeated="5"/>
          <table:table-cell table:style-name="ce141"/>
          <table:table-cell table:number-columns-repeated="876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02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06" table:number-columns-repeated="2"/>
          <table:table-cell table:style-name="ce112" office:value-type="string" calcext:value-type="string">
            <text:p>Participation ==&gt; </text:p>
          </table:table-cell>
          <table:table-cell table:style-name="ce112"/>
          <table:table-cell table:number-columns-repeated="2"/>
          <table:table-cell office:value-type="float" office:value="0.1" calcext:value-type="float">
            <text:p>0.1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table:number-columns-repeated="3"/>
          <table:table-cell table:style-name="ce138"/>
          <table:table-cell/>
          <table:table-cell table:style-name="ce74" table:number-columns-repeated="3"/>
          <table:table-cell table:style-name="ce62"/>
          <table:table-cell table:style-name="ce138"/>
          <table:table-cell/>
          <table:table-cell table:style-name="ce74" table:number-columns-repeated="3"/>
          <table:table-cell table:style-name="ce62" table:number-columns-repeated="3"/>
          <table:table-cell table:style-name="ce106" table:number-columns-repeated="2"/>
          <table:table-cell table:style-name="ce62" table:number-columns-repeated="868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12" office:value-type="string" calcext:value-type="string">
            <text:p>Homework ==&gt;</text:p>
          </table:table-cell>
          <table:table-cell table:style-name="ce112"/>
          <table:table-cell table:style-name="ce114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38"/>
          <table:table-cell/>
          <table:table-cell table:style-name="ce148" office:value-type="string" calcext:value-type="string">
            <text:p>Week 02</text:p>
          </table:table-cell>
          <table:table-cell table:number-columns-repeated="3"/>
          <table:table-cell table:style-name="ce138"/>
          <table:table-cell/>
          <table:table-cell table:style-name="ce148" office:value-type="string" calcext:value-type="string">
            <text:p>Week 03</text:p>
          </table:table-cell>
          <table:table-cell table:style-name="ce152"/>
          <table:table-cell table:number-columns-repeated="2"/>
          <table:table-cell table:style-name="ce138" table:number-columns-repeated="2"/>
          <table:table-cell table:style-name="ce153" office:value-type="string" calcext:value-type="string">
            <text:p>Week 04</text:p>
          </table:table-cell>
          <table:table-cell table:number-columns-repeated="2"/>
          <table:table-cell table:style-name="ce138"/>
          <table:table-cell table:style-name="ce161" office:value-type="string" calcext:value-type="string">
            <text:p>Week 05</text:p>
          </table:table-cell>
          <table:table-cell table:style-name="ce137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 table:style-name="ce112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 table:number-columns-repeated="2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nal</text:p>
          </table:table-cell>
          <table:table-cell/>
          <table:table-cell table:style-name="ce74" table:number-columns-repeated="2"/>
          <table:table-cell table:number-columns-repeated="6"/>
          <table:table-cell table:style-name="ce128"/>
          <table:table-cell table:style-name="ce139"/>
          <table:table-cell table:style-name="ce128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/>
          <table:table-cell table:style-name="ce149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06" office:value-type="string" calcext:value-type="string">
            <text:p>Participation</text:p>
          </table:table-cell>
          <table:table-cell table:style-name="ce106"/>
          <table:table-cell table:style-name="ce106" office:value-type="string" calcext:value-type="string">
            <text:p>Homework</text:p>
          </table:table-cell>
          <table:table-cell table:style-name="ce10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5"/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40"/>
          <table:table-cell table:style-name="ce142"/>
          <table:table-cell table:style-name="ce149" office:value-type="string" calcext:value-type="string">
            <text:p>HW_01.1</text:p>
          </table:table-cell>
          <table:table-cell table:style-name="ce150" office:value-type="string" calcext:value-type="string">
            <text:p>Prezy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2.1</text:p>
          </table:table-cell>
          <table:table-cell table:style-name="ce149" office:value-type="string" calcext:value-type="string">
            <text:p>HW_02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54" office:value-type="string" calcext:value-type="string">
            <text:p>HW_03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06"/>
          <table:table-cell table:style-name="ce74" table:number-columns-repeated="4"/>
          <table:table-cell table:style-name="ce106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5" table:number-columns-repeated="2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l</text:p>
          </table:table-cell>
          <table:table-cell table:style-name="ce74"/>
          <table:table-cell table:style-name="ce106" table:formula="of:=(0.1*[.G14])+(0.6*[.I14])+(0.3*[.K14])" office:value-type="float" office:value="8.68866666666667" calcext:value-type="float">
            <text:p>8.7</text:p>
          </table:table-cell>
          <table:table-cell/>
          <table:table-cell table:formula="of:=AVERAGE([.S14];[.Y14];[.AE14];[.AJ14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4];[.X14];[.AC14];[.AD14];[.AI14])" office:value-type="float" office:value="8.7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04" office:value-type="float" office:value="8.2" calcext:value-type="float">
            <text:p>8.2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04" table:formula="of:=(8.9+8.8)/2" office:value-type="float" office:value="8.85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number-columns-repeated="2" table:style-name="ce104" office:value-type="float" office:value="8" calcext:value-type="float">
            <text:p>8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G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table:formula="of:=(0.1*[.G15])+(0.6*[.I15])+(0.3*[.K15])" office:value-type="float" office:value="7.89666666666667" calcext:value-type="float">
            <text:p>7.9</text:p>
          </table:table-cell>
          <table:table-cell/>
          <table:table-cell table:formula="of:=AVERAGE([.S15];[.Y15];[.AE15];[.AJ15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5];[.X15];[.AC15];[.AD15];[.AI15])" office:value-type="float" office:value="7.4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8" calcext:value-type="float">
            <text:p>8.0</text:p>
          </table:table-cell>
          <table:table-cell table:style-name="ce104" office:value-type="float" office:value="5" calcext:value-type="float">
            <text:p>5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6])+(0.6*[.I16])+(0.3*[.K16])" office:value-type="float" office:value="9.0025" calcext:value-type="float">
            <text:p>9.0</text:p>
          </table:table-cell>
          <table:table-cell/>
          <table:table-cell table:formula="of:=AVERAGE([.S16];[.Y16];[.AE16];[.AJ16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6];[.X16];[.AC16];[.AD16];[.AI16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office:value-type="float" office:value="8.8" calcext:value-type="float">
            <text:p>8.8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4" calcext:value-type="float">
            <text:p>8.4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17])+(0.6*[.I17])+(0.3*[.K17])" office:value-type="float" office:value="8.9245" calcext:value-type="float">
            <text:p>8.9</text:p>
          </table:table-cell>
          <table:table-cell/>
          <table:table-cell table:formula="of:=AVERAGE([.S17];[.Y17];[.AE17];[.AJ17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7];[.X17];[.AC17];[.AD17];[.AI17])" office:value-type="float" office:value="8.97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office:value-type="float" office:value="8.6" calcext:value-type="float">
            <text:p>8.6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table:formula="of:=(8.9+9)/2" office:value-type="float" office:value="8.95" calcext:value-type="float">
            <text:p>9.0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N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table:formula="of:=(0.1*[.G18])+(0.6*[.I18])+(0.3*[.K18])" office:value-type="float" office:value="8.26266666666667" calcext:value-type="float">
            <text:p>8.3</text:p>
          </table:table-cell>
          <table:table-cell/>
          <table:table-cell table:formula="of:=AVERAGE([.S18];[.Y18];[.AE18];[.AJ18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8];[.X18];[.AC18];[.AD18];[.AI18])" office:value-type="float" office:value="8.26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 office:value-type="float" office:value="7.8" calcext:value-type="float">
            <text:p>7.8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51" table:formula="of:=(8.8+8.4)/2" office:value-type="float" office:value="8.6" calcext:value-type="float">
            <text:p>8.6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number-columns-repeated="2" table:style-name="ce151" office:value-type="float" office:value="7" calcext:value-type="float">
            <text:p>7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19])+(0.6*[.I19])+(0.3*[.K19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19];[.X19];[.AC19];[.AD19];[.AI19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62"/>
          <table:table-cell table:style-name="ce71" office:value-type="string" calcext:value-type="string">
            <text:p>And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20])+(0.6*[.I20])+(0.3*[.K20])" office:value-type="float" office:value="9.1525" calcext:value-type="float">
            <text:p>9.2</text:p>
          </table:table-cell>
          <table:table-cell table:style-name="ce119"/>
          <table:table-cell table:formula="of:=AVERAGE([.S20];[.Y20];[.AE20];[.AJ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0];[.X20];[.AC20];[.AD20];[.AI20])" office:value-type="float" office:value="9.1" calcext:value-type="float">
            <text:p>9.1</text:p>
          </table:table-cell>
          <table:table-cell table:number-columns-repeated="2" office:value-type="float" office:value="9.1" calcext:value-type="float">
            <text:p>9.1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office:value-type="float" office:value="9.1" calcext:value-type="float">
            <text:p>9.1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table:formula="of:=(8.9+8.9)/2" office:value-type="float" office:value="8.9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06" table:formula="of:=(0.1*[.G21])+(0.6*[.I21])+(0.3*[.K21])" office:value-type="float" office:value="9.0685" calcext:value-type="float">
            <text:p>9.1</text:p>
          </table:table-cell>
          <table:table-cell table:style-name="ce113"/>
          <table:table-cell table:formula="of:=AVERAGE([.S21];[.Y21];[.AE21];[.AJ21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1];[.X21];[.AC21];[.AD21];[.AI21])" office:value-type="float" office:value="9.16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04" office:value-type="float" office:value="8.7" calcext:value-type="float">
            <text:p>8.7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04" table:formula="of:=(9.2+9.2)/2" office:value-type="float" office:value="9.2" calcext:value-type="float">
            <text:p>9.2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22])+(0.6*[.I22])+(0.3*[.K22])" office:value-type="float" office:value="9.1045" calcext:value-type="float">
            <text:p>9.1</text:p>
          </table:table-cell>
          <table:table-cell/>
          <table:table-cell table:formula="of:=AVERAGE([.S22];[.Y22];[.AE22];[.AJ22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2];[.X22];[.AC22];[.AD22];[.AI22])" office:value-type="float" office:value="9.12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 office:value-type="float" office:value="8.9" calcext:value-type="float">
            <text:p>8.9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04" table:formula="of:=(8.9+9.1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3])+(0.6*[.I23])+(0.3*[.K23])" office:value-type="float" office:value="2.3" calcext:value-type="float">
            <text:p>2.3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3];[.X23];[.AC23];[.AD23];[.AI23])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0" calcext:value-type="float">
            <text:p>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LINAS GARCIA LUCIO </text:p>
          </table:table-cell>
          <table:table-cell table:style-name="ce71" office:value-type="string" calcext:value-type="string">
            <text:p>Lucio</text:p>
          </table:table-cell>
          <table:table-cell table:style-name="ce74"/>
          <table:table-cell table:style-name="ce106" table:formula="of:=(0.1*[.G24])+(0.6*[.I24])+(0.3*[.K24])" office:value-type="float" office:value="6.4225" calcext:value-type="float">
            <text:p>6.4</text:p>
          </table:table-cell>
          <table:table-cell/>
          <table:table-cell table:formula="of:=AVERAGE([.S24];[.Y24];[.AE24];[.AJ24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4];[.X24];[.AC24];[.AD24];[.AI24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table:formula="of:=(9+9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5])+(0.6*[.I25])+(0.3*[.K25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5];[.X25];[.AC25];[.AD25];[.AI25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?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06"/>
          <table:table-cell table:style-name="ce104" table:number-columns-repeated="2"/>
          <table:table-cell table:style-name="ce135"/>
          <table:table-cell table:number-columns-repeated="2"/>
          <table:table-cell table:style-name="ce10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Iris <text:s/>had excused absences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06"/>
          <table:table-cell table:number-columns-repeated="7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9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40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3"/>
        <table:table-column table:style-name="co17" table:default-cell-style-name="Default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2"/>
        </table:table-row>
        <table:table-row table:style-name="ro2">
          <table:table-cell table:number-columns-repeated="89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9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24"/>
          <table:table-cell table:style-name="ce156"/>
          <table:table-cell table:number-columns-repeated="865"/>
        </table:table-row>
        <table:table-row table:style-name="ro4">
          <table:table-cell/>
          <table:table-cell table:style-name="ce63" office:value-type="string" calcext:value-type="string">
            <text:p>5C_Secon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58" office:value-type="string" calcext:value-type="string" table:number-columns-spanned="5" table:number-rows-spanned="1">
            <text:p>Compiled Formative/Summative</text:p>
          </table:table-cell>
          <table:covered-table-cell table:style-name="ce58"/>
          <table:covered-table-cell table:number-columns-repeated="2" table:style-name="ce168"/>
          <table:covered-table-cell table:style-name="ce62"/>
          <table:table-cell table:number-columns-repeated="881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58" office:value-type="string" calcext:value-type="string" table:number-columns-spanned="5" table:number-rows-spanned="1">
            <text:p>Assessments</text:p>
          </table:table-cell>
          <table:covered-table-cell table:style-name="ce58"/>
          <table:covered-table-cell table:number-columns-repeated="2" table:style-name="ce168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141"/>
          <table:table-cell table:number-columns-repeated="4"/>
          <table:table-cell table:style-name="ce62"/>
          <table:table-cell table:number-columns-repeated="865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90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 table:style-name="ce163"/>
          <table:table-cell table:number-columns-repeated="2"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74" table:number-columns-repeated="2"/>
          <table:table-cell table:style-name="ce62"/>
          <table:table-cell table:style-name="ce138"/>
          <table:table-cell/>
          <table:table-cell table:style-name="ce62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863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3"/>
          <table:table-cell table:style-name="ce164" table:number-columns-repeated="2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8" office:value-type="string" calcext:value-type="string">
            <text:p>Week 06</text:p>
          </table:table-cell>
          <table:table-cell table:style-name="ce113"/>
          <table:table-cell/>
          <table:table-cell table:style-name="ce138"/>
          <table:table-cell/>
          <table:table-cell table:style-name="ce144" office:value-type="string" calcext:value-type="string">
            <text:p>Week 07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08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 table:style-name="ce163"/>
          <table:table-cell table:number-columns-repeated="2"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number-columns-repeated="2"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2P</text:p>
          </table:table-cell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 table:number-columns-repeated="2"/>
          <table:table-cell table:number-columns-repeated="6"/>
          <table:table-cell table:style-name="ce128"/>
          <table:table-cell table:style-name="ce139"/>
          <table:table-cell table:style-name="ce128"/>
          <table:table-cell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style-name="ce62" office:value-type="string" calcext:value-type="string">
            <text:p>Optional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Second Third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06"/>
          <table:table-cell table:style-name="ce136" office:value-type="string" calcext:value-type="string">
            <text:p>Homework</text:p>
          </table:table-cell>
          <table:table-cell table:style-name="ce13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4.2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5.x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49" office:value-type="string" calcext:value-type="string">
            <text:p>HW_06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/>
          <table:table-cell table:number-columns-repeated="859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5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50"/>
          <table:table-cell table:style-name="ce149"/>
          <table:table-cell table:style-name="ce145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5"/>
          <table:table-cell table:style-name="ce149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 table:formula="of:=(0.1*[.G14])+(0.6*[.I14])+(0.3*[.K14])" office:value-type="float" office:value="9.87" calcext:value-type="float">
            <text:p>9.9</text:p>
          </table:table-cell>
          <table:table-cell/>
          <table:table-cell table:style-name="ce181" table:formula="of:=AVERAGE([.S14];[.X14];[.AC14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4];[.W14];[.AB14])" office:value-type="float" office:value="9.95" calcext:value-type="float">
            <text:p>9.95</text:p>
          </table:table-cell>
          <table:table-cell table:style-name="ce181" office:value-type="float" office:value="9.95" calcext:value-type="float">
            <text:p>9.9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Gil</text:p>
          </table:table-cell>
          <table:table-cell table:style-name="ce135" table:number-columns-repeated="2"/>
          <table:table-cell office:value-type="string" calcext:value-type="string">
            <text:p>Gil</text:p>
          </table:table-cell>
          <table:table-cell/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il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15])+(0.6*[.I15])+(0.3*[.K15])" office:value-type="float" office:value="9.77666666666667" calcext:value-type="float">
            <text:p>9.8</text:p>
          </table:table-cell>
          <table:table-cell table:style-name="ce93"/>
          <table:table-cell table:style-name="ce181" table:formula="of:=AVERAGE([.S15];[.X15];[.AC15])" office:value-type="float" office:value="8.66666666666667" calcext:value-type="float">
            <text:p>8.67</text:p>
          </table:table-cell>
          <table:table-cell table:style-name="ce181" office:value-type="float" office:value="8.67" calcext:value-type="float">
            <text:p>8.67</text:p>
          </table:table-cell>
          <table:table-cell table:style-name="ce181" table:formula="of:=AVERAGE([.R15];[.W15];[.AB15])" office:value-type="float" office:value="9.85" calcext:value-type="float">
            <text:p>9.85</text:p>
          </table:table-cell>
          <table:table-cell table:style-name="ce181" office:value-type="float" office:value="9.85" calcext:value-type="float">
            <text:p>9.8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table:style-name="ce104" office:value-type="float" office:value="10.3" calcext:value-type="float">
            <text:p>10.3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 table:number-columns-repeated="3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office:value-type="float" office:value="7.5" calcext:value-type="float">
            <text:p>7.5</text:p>
          </table:table-cell>
          <table:table-cell/>
          <table:table-cell table:style-name="ce181" table:formula="of:=AVERAGE([.S16];[.X16];[.AC16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6];[.W16];[.AB16])" office:value-type="float" office:value="8.5" calcext:value-type="float">
            <text:p>8.50</text:p>
          </table:table-cell>
          <table:table-cell table:style-name="ce181" office:value-type="float" office:value="8.5" calcext:value-type="float">
            <text:p>8.5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table:style-name="ce104"/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eil</text:p>
          </table:table-cell>
          <table:table-cell/>
          <table:table-cell table:style-name="ce106" table:formula="of:=(0.1*[.G17])+(0.6*[.I17])+(0.3*[.K17])" office:value-type="float" office:value="9.42" calcext:value-type="float">
            <text:p>9.4</text:p>
          </table:table-cell>
          <table:table-cell table:style-name="Default"/>
          <table:table-cell table:style-name="ce181" table:formula="of:=AVERAGE([.S17];[.X17];[.AC17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7];[.W17];[.AB17])" office:value-type="float" office:value="9.4" calcext:value-type="float">
            <text:p>9.40</text:p>
          </table:table-cell>
          <table:table-cell table:style-name="ce181" office:value-type="float" office:value="9.4" calcext:value-type="float">
            <text:p>9.40</text:p>
          </table:table-cell>
          <table:table-cell table:style-name="ce181" office:value-type="float" office:value="9.6" calcext:value-type="float">
            <text:p>9.6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2"/>
          <table:table-cell office:value-type="string" calcext:value-type="string">
            <text:p>Neil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Nei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8])+(0.6*[.I18])+(0.3*[.K18])" office:value-type="float" office:value="9.48" calcext:value-type="float">
            <text:p>9.5</text:p>
          </table:table-cell>
          <table:table-cell/>
          <table:table-cell table:style-name="ce181" table:formula="of:=AVERAGE([.S18];[.X18];[.AC18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8];[.W18];[.AB18])" office:value-type="float" office:value="9.35" calcext:value-type="float">
            <text:p>9.35</text:p>
          </table:table-cell>
          <table:table-cell table:style-name="ce181" office:value-type="float" office:value="9.35" calcext:value-type="float">
            <text:p>9.35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/>
          <table:table-cell table:style-name="ce104" office:value-type="float" office:value="8.9" calcext:value-type="float">
            <text:p>8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19])+(0.6*[.I19])+(0.3*[.K19])" office:value-type="float" office:value="9.57" calcext:value-type="float">
            <text:p>9.6</text:p>
          </table:table-cell>
          <table:table-cell/>
          <table:table-cell table:style-name="ce181" table:formula="of:=AVERAGE([.S19];[.X19];[.AC19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9];[.W19];[.AB19])" office:value-type="float" office:value="9.5" calcext:value-type="float">
            <text:p>9.50</text:p>
          </table:table-cell>
          <table:table-cell table:style-name="ce181" office:value-type="float" office:value="9.5" calcext:value-type="float">
            <text:p>9.50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20])+(0.6*[.I20])+(0.3*[.K20])" office:value-type="float" office:value="9.63" calcext:value-type="float">
            <text:p>9.6</text:p>
          </table:table-cell>
          <table:table-cell/>
          <table:table-cell table:style-name="ce181" table:formula="of:=AVERAGE([.S20];[.X20];[.AC20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20];[.W20];[.AB20])" office:value-type="float" office:value="9.55" calcext:value-type="float">
            <text:p>9.55</text:p>
          </table:table-cell>
          <table:table-cell table:style-name="ce181" office:value-type="float" office:value="9.55" calcext:value-type="float">
            <text:p>9.5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table:style-name="ce104" office:value-type="float" office:value="10.1" calcext:value-type="float">
            <text:p>10.1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1])+(0.6*[.I21])+(0.3*[.K21])" office:value-type="float" office:value="8.04333333333333" calcext:value-type="float">
            <text:p>8.0</text:p>
          </table:table-cell>
          <table:table-cell/>
          <table:table-cell table:style-name="ce181" table:formula="of:=AVERAGE([.S21];[.X21];[.AC21])" office:value-type="float" office:value="6.33333333333333" calcext:value-type="float">
            <text:p>6.33</text:p>
          </table:table-cell>
          <table:table-cell table:style-name="ce181" office:value-type="float" office:value="6.33" calcext:value-type="float">
            <text:p>6.33</text:p>
          </table:table-cell>
          <table:table-cell table:style-name="ce181" table:formula="of:=AVERAGE([.R21];[.W21];[.AB21])" office:value-type="float" office:value="7.5" calcext:value-type="float">
            <text:p>7.50</text:p>
          </table:table-cell>
          <table:table-cell table:style-name="ce181" office:value-type="float" office:value="7.5" calcext:value-type="float">
            <text:p>7.50</text:p>
          </table:table-cell>
          <table:table-cell table:style-name="ce181" office:value-type="float" office:value="9.7" calcext:value-type="float">
            <text:p>9.7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2])+(0.6*[.I22])+(0.3*[.K22])" office:value-type="float" office:value="3.63333333333333" calcext:value-type="float">
            <text:p>3.6</text:p>
          </table:table-cell>
          <table:table-cell/>
          <table:table-cell table:style-name="ce181" table:formula="of:=AVERAGE([.S22];[.X22];[.AC22])" office:value-type="float" office:value="6.33333333333333" calcext:value-type="float">
            <text:p>6.33</text:p>
          </table:table-cell>
          <table:table-cell table:style-name="ce181" office:value-type="float" office:value="6.33" calcext:value-type="float">
            <text:p>6.33</text:p>
          </table:table-cell>
          <table:table-cell table:style-name="ce181" table:formula="of:=AVERAGE([.R22];[.W22];[.AB22])" office:value-type="float" office:value="5" calcext:value-type="float">
            <text:p>5.00</text:p>
          </table:table-cell>
          <table:table-cell table:style-name="ce181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a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office:value-type="float" office:value="8.8" calcext:value-type="float">
            <text:p>8.8</text:p>
          </table:table-cell>
          <table:table-cell/>
          <table:table-cell table:style-name="ce181" table:formula="of:=AVERAGE([.S23];[.X23];[.AC23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23];[.W23];[.AB23])" office:value-type="float" office:value="7.5" calcext:value-type="float">
            <text:p>7.50</text:p>
          </table:table-cell>
          <table:table-cell table:style-name="ce181" office:value-type="float" office:value="7.5" calcext:value-type="float">
            <text:p>7.50</text:p>
          </table:table-cell>
          <table:table-cell table:style-name="ce181" office:value-type="float" office:value="9.8" calcext:value-type="float">
            <text:p>9.80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/>
          <table:table-cell table:style-name="ce151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table:number-columns-repeated="2"/>
          <table:table-cell table:number-columns-repeated="858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24])+(0.6*[.I24])+(0.3*[.K24])" office:value-type="float" office:value="3.63333333333333" calcext:value-type="float">
            <text:p>3.6</text:p>
          </table:table-cell>
          <table:table-cell/>
          <table:table-cell table:style-name="ce181" table:formula="of:=AVERAGE([.S24];[.X24];[.AC24])" office:value-type="float" office:value="6.33333333333333" calcext:value-type="float">
            <text:p>6.33</text:p>
          </table:table-cell>
          <table:table-cell table:style-name="ce181" office:value-type="float" office:value="6.33" calcext:value-type="float">
            <text:p>6.33</text:p>
          </table:table-cell>
          <table:table-cell table:style-name="ce181" table:formula="of:=AVERAGE([.R24];[.W24];[.AB24])" office:value-type="float" office:value="5" calcext:value-type="float">
            <text:p>5.00</text:p>
          </table:table-cell>
          <table:table-cell table:style-name="ce181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Sofie</text:p>
          </table:table-cell>
          <table:table-cell table:style-name="ce135" table:number-columns-repeated="3"/>
          <table:table-cell table:number-columns-repeated="858"/>
        </table:table-row>
        <table:table-row table:style-name="ro14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5">
          <table:table-cell/>
          <table:table-cell table:style-name="ce69" office:value-type="string" calcext:value-type="string">
            <text:p>1) Iris was unable to take the <text:s/>exam due to illness; score boosted and to be adjusted for final grade; Grace boosted bc of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 table:number-columns-repeated="2"/>
          <table:table-cell table:style-name="ce135"/>
          <table:table-cell table:number-columns-repeated="2"/>
          <table:table-cell table:style-name="ce135"/>
          <table:table-cell table:style-name="ce104"/>
          <table:table-cell/>
          <table:table-cell table:style-name="ce71" table:number-columns-repeated="2"/>
          <table:table-cell table:style-name="ce135"/>
          <table:table-cell table:style-name="ce104"/>
          <table:table-cell table:number-columns-repeated="863"/>
        </table:table-row>
        <table:table-row table:style-name="ro14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6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7"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 table:number-columns-repeated="9"/>
          <table:table-cell table:style-name="ce71"/>
          <table:table-cell table:number-columns-repeated="879"/>
        </table:table-row>
        <table:table-row table:style-name="ro1">
          <table:table-cell table:number-columns-repeated="892"/>
        </table:table-row>
        <table:table-row table:style-name="ro1">
          <table:table-cell table:number-columns-repeated="4"/>
          <table:table-cell table:style-name="ce164"/>
          <table:table-cell table:number-columns-repeated="887"/>
        </table:table-row>
        <table:table-row table:style-name="ro1" table:number-rows-repeated="1048537">
          <table:table-cell table:number-columns-repeated="892"/>
        </table:table-row>
        <table:table-row table:style-name="ro1">
          <table:table-cell table:number-columns-repeated="89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" table:number-columns-repeated="856" table:default-cell-style-name="Default"/>
        <table:table-row table:style-name="ro1">
          <table:table-cell table:number-columns-repeated="888"/>
        </table:table-row>
        <table:table-row table:style-name="ro2">
          <table:table-cell table:number-columns-repeated="888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86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17"/>
          <table:table-cell table:style-name="ce156"/>
          <table:table-cell table:number-columns-repeated="868"/>
        </table:table-row>
        <table:table-row table:style-name="ro4">
          <table:table-cell/>
          <table:table-cell table:style-name="ce63" office:value-type="string" calcext:value-type="string">
            <text:p>5C_Thir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62"/>
          <table:table-cell table:number-columns-repeated="879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62"/>
          <table:table-cell table:number-columns-repeated="868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86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office:value-type="string" calcext:value-type="string">
            <text:p>20 Mar</text:p>
          </table:table-cell>
          <table:table-cell table:style-name="ce74"/>
          <table:table-cell table:style-name="ce62" table:number-columns-repeated="3"/>
          <table:table-cell table:style-name="ce62" office:value-type="string" calcext:value-type="string">
            <text:p>27 Mar</text:p>
          </table:table-cell>
          <table:table-cell table:style-name="ce74"/>
          <table:table-cell table:style-name="ce62" table:number-columns-repeated="2"/>
          <table:table-cell table:style-name="ce62" office:value-type="string" calcext:value-type="string">
            <text:p>03 Apr</text:p>
          </table:table-cell>
          <table:table-cell table:style-name="ce62" table:number-columns-repeated="3"/>
          <table:table-cell table:style-name="ce62" office:value-type="string" calcext:value-type="string">
            <text:p>10 Apr</text:p>
          </table:table-cell>
          <table:table-cell table:style-name="ce62"/>
          <table:table-cell table:style-name="ce62" office:value-type="string" calcext:value-type="string">
            <text:p>17 Apr</text:p>
          </table:table-cell>
          <table:table-cell table:style-name="ce62"/>
          <table:table-cell table:style-name="ce62" office:value-type="string" calcext:value-type="string">
            <text:p>24 Apr</text:p>
          </table:table-cell>
          <table:table-cell table:style-name="ce62" table:number-columns-repeated="85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10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11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2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3</text:p>
          </table:table-cell>
          <table:table-cell table:style-name="ce113"/>
          <table:table-cell table:style-name="ce144" office:value-type="string" calcext:value-type="string">
            <text:p>Week 14</text:p>
          </table:table-cell>
          <table:table-cell/>
          <table:table-cell table:style-name="ce144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 table:style-name="ce62" office:value-type="string" calcext:value-type="string">
            <text:p>NO CLASS</text:p>
          </table:table-cell>
          <table:table-cell table:style-name="ce113"/>
          <table:table-cell/>
          <table:table-cell table:style-name="ce71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3P</text:p>
          </table:table-cell>
          <table:table-cell table:style-name="ce113"/>
          <table:table-cell table:style-name="ce62" office:value-type="string" calcext:value-type="string">
            <text:p>EASTER <text:s/>WEEK</text:p>
          </table:table-cell>
          <table:table-cell/>
          <table:table-cell table:style-name="ce62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/>
          <table:table-cell table:number-columns-repeated="5"/>
          <table:table-cell table:style-name="ce128"/>
          <table:table-cell table:style-name="ce139"/>
          <table:table-cell table:style-name="ce128"/>
          <table:table-cell table:style-name="ce149" office:value-type="string" calcext:value-type="string">
            <text:p>HW_07.1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<text:s/></text:p>
          </table:table-cell>
          <table:table-cell/>
          <table:table-cell table:style-name="ce145"/>
          <table:table-cell table:number-columns-repeated="856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Third Third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106" office:value-type="string" calcext:value-type="string">
            <text:p>3P 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7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/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8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9.1</text:p>
          </table:table-cell>
          <table:table-cell table:style-name="ce149"/>
          <table:table-cell table:style-name="ce154"/>
          <table:table-cell table:style-name="ce145"/>
          <table:table-cell table:style-name="ce154"/>
          <table:table-cell table:number-columns-repeated="855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 table:style-name="ce146"/>
          <table:table-cell table:style-name="ce145"/>
          <table:table-cell table:style-name="ce146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/>
          <table:table-cell table:number-columns-repeated="5"/>
          <table:table-cell table:style-name="ce71" office:value-type="string" calcext:value-type="string">
            <text:p>Gill</text:p>
          </table:table-cell>
          <table:table-cell table:style-name="ce135" table:number-columns-repeated="2"/>
          <table:table-cell office:value-type="string" calcext:value-type="string">
            <text:p>Gill</text:p>
          </table:table-cell>
          <table:table-cell table:style-name="ce135"/>
          <table:table-cell table:style-name="ce104" office:value-type="float" office:value="8.6" calcext:value-type="float">
            <text:p>8.6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04"/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 table:number-columns-repeated="3"/>
          <table:table-cell table:style-name="ce104"/>
          <table:table-cell table:style-name="ce62"/>
          <table:table-cell table:style-name="ce104"/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/>
          <table:table-cell table:style-name="ce62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04" table:number-columns-repeated="3"/>
          <table:table-cell/>
          <table:table-cell table:style-name="ce71" office:value-type="string" calcext:value-type="string">
            <text:p>Nil</text:p>
          </table:table-cell>
          <table:table-cell table:style-name="ce135" table:number-columns-repeated="2"/>
          <table:table-cell office:value-type="string" calcext:value-type="string">
            <text:p>Nil</text:p>
          </table:table-cell>
          <table:table-cell table:style-name="ce135"/>
          <table:table-cell table:style-name="ce104" office:value-type="float" office:value="9.2" calcext:value-type="float">
            <text:p>9.2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04"/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/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/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/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/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 table:style-name="ce135"/>
          <table:table-cell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1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1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13"/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/>
          <table:table-cell/>
          <table:table-cell table:style-name="ce185"/>
          <table:table-cell table:style-name="ce62"/>
          <table:table-cell table:style-name="ce104"/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 table:style-name="ce147"/>
          <table:table-cell table:style-name="ce104" office:value-type="float" office:value="9.9" calcext:value-type="float">
            <text:p>9.9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/>
          <table:table-cell table:style-name="ce62"/>
          <table:table-cell table:style-name="ce147"/>
          <table:table-cell table:style-name="ce135"/>
          <table:table-cell table:style-name="ce147"/>
          <table:table-cell table:number-columns-repeated="855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/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style-name="Default"/>
          <table:table-cell table:style-name="ce135"/>
          <table:table-cell table:style-name="ce104"/>
          <table:table-cell table:style-name="ce135"/>
          <table:table-cell table:style-name="ce71" table:number-columns-repeated="2"/>
          <table:table-cell table:style-name="ce135"/>
          <table:table-cell table:style-name="ce104"/>
          <table:table-cell table:style-name="ce62"/>
          <table:table-cell table:number-columns-repeated="8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6"/>
          <table:table-cell table:style-name="ce135"/>
          <table:table-cell table:style-name="ce136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number-columns-repeated="7"/>
          <table:table-cell table:style-name="ce71"/>
          <table:table-cell table:number-columns-repeated="19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888"/>
        </table:table-row>
        <table:table-row table:style-name="ro1">
          <table:table-cell table:number-columns-repeated="4"/>
          <table:table-cell table:style-name="ce164"/>
          <table:table-cell table:number-columns-repeated="883"/>
        </table:table-row>
        <table:table-row table:style-name="ro1" table:number-rows-repeated="1048542">
          <table:table-cell table:number-columns-repeated="888"/>
        </table:table-row>
        <table:table-row table:style-name="ro1">
          <table:table-cell table:number-columns-repeated="888"/>
        </table:table-row>
      </table:table>
      <table:named-expressions/>
      <table:database-ranges>
        <table:database-range table:name="__Anonymous_Sheet_DB__0" table:target-range-address="'First Third'.O1:'First Third'.O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8T19:23:15.352407686</dc:date>
    <meta:editing-duration>P2DT17H36M17S</meta:editing-duration>
    <meta:editing-cycles>525</meta:editing-cycles>
    <meta:generator>LibreOffice/7.3.7.2$Linux_X86_64 LibreOffice_project/30$Build-2</meta:generator>
    <meta:document-statistic meta:table-count="3" meta:cell-count="760" meta:object-count="0"/>
  </office:meta>
</office:document-meta>
</file>